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807in"/>
    </style:style>
    <style:style style:name="co2" style:family="table-column">
      <style:table-column-properties fo:break-before="auto" style:column-width="0.3126in"/>
    </style:style>
    <style:style style:name="co3" style:family="table-column">
      <style:table-column-properties fo:break-before="auto" style:column-width="0.2945in"/>
    </style:style>
    <style:style style:name="co4" style:family="table-column">
      <style:table-column-properties fo:break-before="auto" style:column-width="0.55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xcounter_238474bb" table:style-name="ta1">
        <table:shapes>
          <draw:frame draw:z-index="0" draw:style-name="gr1" draw:text-style-name="P1" svg:width="6.3016in" svg:height="3.5437in" svg:x="3.9654in" svg:y="0.7823in">
            <draw:object draw:notify-on-update-of-ranges="paxcounter_238474bb.A1:paxcounter_238474bb.A1 paxcounter_238474bb.A2:paxcounter_238474bb.A201 paxcounter_238474bb.B1:paxcounter_238474bb.B1 paxcounter_238474bb.B2:paxcounter_238474bb.B201 paxcounter_238474bb.C1:paxcounter_238474bb.C1 paxcounter_238474bb.C2:paxcounter_238474bb.C2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ble</text:p>
          </table:table-cell>
          <table:table-cell/>
        </table:table-row>
        <table:table-row table:style-name="ro1">
          <table:table-cell office:value-type="string" calcext:value-type="string">
            <text:p>1970-01-01T00:01:10Z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1970-01-01T00:02:10Z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1970-01-01T00:03:10Z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1970-01-01T00:04:10Z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1970-01-01T00:05:10Z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1970-01-01T00:06:10Z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1970-01-01T00:07:10Z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1970-01-01T00:08:10Z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1970-01-01T00:09:10Z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1970-01-01T00:10:10Z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1970-01-01T00:11:10Z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1970-01-01T00:12:10Z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1970-01-01T00:13:10Z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1970-01-01T00:14:10Z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1970-01-01T00:15:10Z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1970-01-01T00:16:10Z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1970-01-01T00:17:10Z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1970-01-01T00:18:10Z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1970-01-01T00:19:10Z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1970-01-01T00:20:10Z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1970-01-01T00:21:10Z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1970-01-01T00:22:10Z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1970-01-01T00:23:10Z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1970-01-01T00:24:10Z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1970-01-01T00:25:10Z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1970-01-01T00:26:10Z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1970-01-01T00:27:10Z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1970-01-01T00:28:10Z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1970-1970-01-01T00:01:10Z</text:p>
          </table:table-cell>
          <table:table-cell office:value-type="float" office:value="22" calcext:value-type="float">
            <text:p>22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string" calcext:value-type="string">
            <text:p>1970-01-01T00:02:10Z</text:p>
          </table:table-cell>
          <table:table-cell office:value-type="float" office:value="14" calcext:value-type="float">
            <text:p>14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string" calcext:value-type="string">
            <text:p>1970-01-01T00:03:10Z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string" calcext:value-type="string">
            <text:p>1970-01-01T00:04:10Z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1970-01-01T00:05:10Z</text:p>
          </table:table-cell>
          <table:table-cell office:value-type="float" office:value="11" calcext:value-type="float">
            <text:p>11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string" calcext:value-type="string">
            <text:p>1970-01-01T00:06:10Z</text:p>
          </table:table-cell>
          <table:table-cell office:value-type="float" office:value="14" calcext:value-type="float">
            <text:p>14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string" calcext:value-type="string">
            <text:p>1970-01-01T00:07:10Z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string" calcext:value-type="string">
            <text:p>1970-01-01T00:08:10Z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1970-01-01T00:09:10Z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1970-01-01T00:10:10Z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1970-01-01T00:11:10Z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1970-01-01T00:12:10Z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1970-01-01T00:13:10Z</text:p>
          </table:table-cell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1970-01-01T00:14:10Z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1970-01-01T00:15:10Z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1970-01-01T00:16:10Z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1970-01-01T00:17:10Z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1970-01-01T00:18:10Z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1970-01-01T00:19:10Z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1970-01-01T00:20:10Z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1970-01-01T00:21:10Z</text:p>
          </table:table-cell>
          <table:table-cell office:value-type="float" office:value="13" calcext:value-type="float">
            <text:p>13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1970-01-01T00:22:10Z</text:p>
          </table:table-cell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1970-01-01T00:23:10Z</text:p>
          </table:table-cell>
          <table:table-cell office:value-type="float" office:value="13" calcext:value-type="float">
            <text:p>13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1970-01-01T00:24:10Z</text:p>
          </table:table-cell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1970-01-01T00:25:10Z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1970-01-01T00:26:10Z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1970-01-01T00:27:10Z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1970-01-01T00:28:10Z</text:p>
          </table:table-cell>
          <table:table-cell office:value-type="float" office:value="12" calcext:value-type="float">
            <text:p>12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1970-01-01T00:29:10Z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1970-01-01T00:30:10Z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1970-01-01T00:31:10Z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1970-01-01T00:32:10Z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1970-01-01T00:33:10Z</text:p>
          </table:table-cell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string" calcext:value-type="string">
            <text:p>1970-01-01T00:34:10Z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1970-01-01T00:35:10Z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string" calcext:value-type="string">
            <text:p>1970-01-01T00:36:10Z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string" calcext:value-type="string">
            <text:p>1970-01-01T00:37:10Z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1970-01-01T00:38:10Z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1970-01-01T00:39:10Z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1970-01-01T00:40:10Z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1970-01-01T00:41:10Z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1970-01-01T00:42:10Z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1970-01-01T00:43:10Z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1970-01-01T00:44:10Z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1970-01-01T00:45:10Z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1970-01-01T00:46:10Z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1970-01-01T00:47:10Z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1970-01-01T00:48:10Z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1970-01-01T00:49:10Z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1970-01-01T00:50:10Z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1970-01-01T00:51:10Z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1970-01-01T00:52:10Z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string" calcext:value-type="string">
            <text:p>1970-01-01T00:53:10Z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1970-01-01T00:54:10Z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1970-01-01T00:55:10Z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1970-01-01T00:56:10Z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1970-01-01T00:57:10Z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1970-01-01T00:58:10Z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1970-01-01T00:59:10Z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1970-01-01T01:00:10Z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string" calcext:value-type="string">
            <text:p>1970-01-01T01:01:10Z</text:p>
          </table:table-cell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1970-01-01T01:02:10Z</text:p>
          </table:table-cell>
          <table:table-cell office:value-type="float" office:value="16" calcext:value-type="float">
            <text:p>16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1970-01-01T01:03:10Z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1970-01-01T01:04:10Z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1970-01-01T01:05:10Z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1970-01-01T01:06:10Z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string" calcext:value-type="string">
            <text:p>1970-01-01T01:07:10Z</text:p>
          </table:table-cell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string" calcext:value-type="string">
            <text:p>1970-01-01T01:08:10Z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1970-01-01T01:09:10Z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1970-01-01T01:10:10Z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1970-01-01T01:11:10Z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1970-01-01T01:12:10Z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1970-01-01T01:13:10Z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1970-01-01T01:14:10Z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1970-01-01T01:15:10Z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1970-01-01T01:16:10Z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970-01-01T01:17:10Z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1970-01-01T01:18:10Z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1970-01-01T01:19:10Z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1970-01-01T01:20:10Z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1970-01-01T01:21:10Z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1970-01-01T01:22:10Z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1970-01-01T01:23:10Z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1970-01-01T01:24:10Z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1970-01-01T01:25:10Z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1970-01-01T01:26:10Z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1970-01-01T01:27:10Z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1970-01-01T01:28:10Z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1970-01-01T01:29:10Z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1970-01-01T01:30:10Z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1970-01-01T01:31:10Z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1970-01-01T01:32:10Z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1970-01-01T01:33:10Z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1970-01-01T01:34:10Z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1970-01-01T01:35:10Z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1970-01-01T01:36:10Z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1970-01-01T01:37:10Z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1970-01-01T01:38:10Z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1970-01-01T01:39:10Z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1970-01-01T01:40:10Z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1970-01-01T01:41:10Z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1970-01-01T01:42:10Z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1970-01-01T01:43:10Z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1970-01-01T01:44:10Z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1970-01-01T01:45:10Z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1970-01-01T01:46:10Z</text:p>
          </table:table-cell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1970-01-01T01:47:10Z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1970-01-01T01:48:10Z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1970-01-01T01:49:10Z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1970-01-01T01:50:10Z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1970-01-01T01:51:10Z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1970-01-01T01:52:10Z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1970-01-01T01:53:10Z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1970-01-01T01:54:10Z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1970-01-01T01:55:10Z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1970-01-01T01:56:10Z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1970-01-01T01:57:10Z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1970-01-01T01:58:10Z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1970-01-01T01:59:10Z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1970-01-01T02:00:10Z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1970-01-01T02:01:10Z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1970-01-01T02:02:10Z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1970-01-01T02:03:10Z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1970-01-01T02:04:10Z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1970-01-01T02:05:10Z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1970-01-01T02:06:10Z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1970-01-01T02:07:10Z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1970-01-01T02:08:10Z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1970-01-01T02:09:10Z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1970-01-01T02:10:10Z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1970-01-01T02:11:10Z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1970-01-01T02:12:10Z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1970-01-01T02:13:10Z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1970-01-01T02:14:10Z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1970-01-01T02:15:10Z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1970-01-01T02:16:10Z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1970-01-01T02:17:10Z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1970-01-01T02:18:10Z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1970-01-01T02:19:10Z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1970-01-01T02:20:10Z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1970-01-01T02:21:10Z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1970-01-01T02:22:10Z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1970-01-01T02:23:10Z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1970-01-01T02:24:10Z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1970-01-01T02:25:10Z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1970-01-01T02:26:10Z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1970-01-01T02:27:10Z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1970-01-01T02:28:10Z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1970-01-01T02:29:10Z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1970-01-01T02:30:10Z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1970-01-01T02:31:10Z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1970-01-01T02:33:10Z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1970-01-01T02:34:10Z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1970-01-01T02:35:10Z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1970-01-01T02:36:10Z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1970-01-01T02:37:10Z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1970-01-01T02:38:10Z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1970-01-01T02:39:10Z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1970-01-01T02:40:10Z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1970-01-01T02:41:10Z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1970-01-01T02:42:10Z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1970-01-01T02:43:10Z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1970-01-01T02:44:10Z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1970-01-01T02:45:10Z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1970-01-01T02:46:10Z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1970-01-01T02:47:10Z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1970-01-01T02:48:10Z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1970-01-01T02:49:10Z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1970-01-01T02:50:10Z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1970-01-01T02:51:10Z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1970-01-01T02:52:10Z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13T17:30:29.163916719</dc:date>
    <meta:editing-duration>PT4M57S</meta:editing-duration>
    <meta:editing-cycles>2</meta:editing-cycles>
    <meta:generator>LibreOffice/24.8.7.2$Linux_X86_64 LibreOffice_project/480$Build-2</meta:generator>
    <meta:document-statistic meta:table-count="1" meta:cell-count="60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7cm" svg:height="9.002cm" xlink:href=".." xlink:type="simple" chart:class="chart:line" chart:style-name="ch1">
        <chart:legend chart:legend-position="end" svg:x="14.157cm" svg:y="3.956cm" style:legend-expansion="high" chart:style-name="ch2"/>
        <chart:plot-area chart:style-name="ch3" table:cell-range-address="paxcounter_238474bb.A1:paxcounter_238474bb.C201" chart:data-source-has-labels="both" svg:x="0.32cm" svg:y="0.18cm" svg:width="13.517cm" svg:height="8.642cm">
          <chart:coordinate-region svg:x="2.994cm" svg:y="0.378cm" svg:width="10.757cm" svg:height="5.382cm"/>
          <chart:axis chart:dimension="x" chart:name="primary-x" chart:style-name="ch4" chartooo:axis-type="auto">
            <chartooo:date-scale/>
            <chart:categories table:cell-range-address="paxcounter_238474bb.A2:paxcounter_238474bb.A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axcounter_238474bb.B2:paxcounter_238474bb.B201" chart:label-cell-address="paxcounter_238474bb.B1:paxcounter_238474bb.B1" chart:class="chart:line">
            <chart:data-point chart:repeated="200"/>
          </chart:series>
          <chart:series chart:style-name="ch7" chart:values-cell-range-address="paxcounter_238474bb.C2:paxcounter_238474bb.C201" chart:label-cell-address="paxcounter_238474bb.C1:paxcounter_238474bb.C1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fi</text:p>
                <draw:g>
                  <svg:desc>paxcounter_238474bb.B1:paxcounter_238474bb.B1</svg:desc>
                </draw:g>
              </table:table-cell>
              <table:table-cell office:value-type="string">
                <text:p>ble</text:p>
                <draw:g>
                  <svg:desc>paxcounter_238474bb.C1:paxcounter_238474bb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70-01-01T00:01:10Z</text:p>
                <draw:g>
                  <svg:desc>paxcounter_238474bb.A2:paxcounter_238474bb.A201</svg:desc>
                </draw:g>
              </table:table-cell>
              <table:table-cell office:value-type="float" office:value="7">
                <text:p>7</text:p>
                <draw:g>
                  <svg:desc>paxcounter_238474bb.B2:paxcounter_238474bb.B201</svg:desc>
                </draw:g>
              </table:table-cell>
              <table:table-cell office:value-type="float" office:value="27">
                <text:p>27</text:p>
                <draw:g>
                  <svg:desc>paxcounter_238474bb.C2:paxcounter_238474bb.C201</svg:desc>
                </draw:g>
              </table:table-cell>
            </table:table-row>
            <table:table-row>
              <table:table-cell office:value-type="string">
                <text:p>1970-01-01T00:02:10Z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70-01-01T00:03:10Z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70-01-01T00:04:10Z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70-01-01T00:05:10Z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70-01-01T00:06:10Z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70-01-01T00:07:10Z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70-01-01T00:08:10Z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70-01-01T00:09:10Z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70-01-01T00:10:10Z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70-01-01T00:11:10Z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70-01-01T00:12:10Z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70-01-01T00:13:10Z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70-01-01T00:14:10Z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70-01-01T00:15:10Z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70-01-01T00:16:10Z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70-01-01T00:17:10Z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70-01-01T00:18:10Z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70-01-01T00:19:10Z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70-01-01T00:20:10Z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70-01-01T00:21:10Z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70-01-01T00:22:10Z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70-01-01T00:23:10Z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70-01-01T00:24:10Z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70-01-01T00:25:10Z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70-01-01T00:26:10Z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70-01-01T00:27:10Z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70-01-01T00:28:10Z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70-1970-01-01T00:01:10Z</text:p>
              </table:table-cell>
              <table:table-cell office:value-type="float" office:value="22">
                <text:p>2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970-01-01T00:02:10Z</text:p>
              </table:table-cell>
              <table:table-cell office:value-type="float" office:value="14">
                <text:p>1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970-01-01T00:03:10Z</text:p>
              </table:table-cell>
              <table:table-cell office:value-type="float" office:value="9">
                <text:p>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970-01-01T00:04:10Z</text:p>
              </table:table-cell>
              <table:table-cell office:value-type="float" office:value="7">
                <text:p>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970-01-01T00:05:10Z</text:p>
              </table:table-cell>
              <table:table-cell office:value-type="float" office:value="11">
                <text:p>1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70-01-01T00:06:10Z</text:p>
              </table:table-cell>
              <table:table-cell office:value-type="float" office:value="14">
                <text:p>1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970-01-01T00:07:10Z</text:p>
              </table:table-cell>
              <table:table-cell office:value-type="float" office:value="10">
                <text:p>1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970-01-01T00:08:10Z</text:p>
              </table:table-cell>
              <table:table-cell office:value-type="float" office:value="12">
                <text:p>1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70-01-01T00:09:10Z</text:p>
              </table:table-cell>
              <table:table-cell office:value-type="float" office:value="9">
                <text:p>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70-01-01T00:10:10Z</text:p>
              </table:table-cell>
              <table:table-cell office:value-type="float" office:value="11">
                <text:p>1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970-01-01T00:11:10Z</text:p>
              </table:table-cell>
              <table:table-cell office:value-type="float" office:value="5">
                <text:p>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70-01-01T00:12:10Z</text:p>
              </table:table-cell>
              <table:table-cell office:value-type="float" office:value="10">
                <text:p>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70-01-01T00:13:10Z</text:p>
              </table:table-cell>
              <table:table-cell office:value-type="float" office:value="7">
                <text:p>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70-01-01T00:14:10Z</text:p>
              </table:table-cell>
              <table:table-cell office:value-type="float" office:value="8">
                <text:p>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70-01-01T00:15:10Z</text:p>
              </table:table-cell>
              <table:table-cell office:value-type="float" office:value="4">
                <text:p>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70-01-01T00:16:10Z</text:p>
              </table:table-cell>
              <table:table-cell office:value-type="float" office:value="8">
                <text:p>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70-01-01T00:17:10Z</text:p>
              </table:table-cell>
              <table:table-cell office:value-type="float" office:value="12">
                <text:p>1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70-01-01T00:18:10Z</text:p>
              </table:table-cell>
              <table:table-cell office:value-type="float" office:value="8">
                <text:p>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970-01-01T00:19:10Z</text:p>
              </table:table-cell>
              <table:table-cell office:value-type="float" office:value="10">
                <text:p>1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70-01-01T00:20:10Z</text:p>
              </table:table-cell>
              <table:table-cell office:value-type="float" office:value="9">
                <text:p>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70-01-01T00:21:10Z</text:p>
              </table:table-cell>
              <table:table-cell office:value-type="float" office:value="13">
                <text:p>1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970-01-01T00:22:10Z</text:p>
              </table:table-cell>
              <table:table-cell office:value-type="float" office:value="12">
                <text:p>1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970-01-01T00:23:10Z</text:p>
              </table:table-cell>
              <table:table-cell office:value-type="float" office:value="13">
                <text:p>1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970-01-01T00:24:10Z</text:p>
              </table:table-cell>
              <table:table-cell office:value-type="float" office:value="13">
                <text:p>1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70-01-01T00:25:10Z</text:p>
              </table:table-cell>
              <table:table-cell office:value-type="float" office:value="8">
                <text:p>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970-01-01T00:26:10Z</text:p>
              </table:table-cell>
              <table:table-cell office:value-type="float" office:value="10">
                <text:p>1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970-01-01T00:27:10Z</text:p>
              </table:table-cell>
              <table:table-cell office:value-type="float" office:value="9">
                <text:p>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70-01-01T00:28:10Z</text:p>
              </table:table-cell>
              <table:table-cell office:value-type="float" office:value="12">
                <text:p>1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970-01-01T00:29:10Z</text:p>
              </table:table-cell>
              <table:table-cell office:value-type="float" office:value="7">
                <text:p>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70-01-01T00:30:10Z</text:p>
              </table:table-cell>
              <table:table-cell office:value-type="float" office:value="10">
                <text:p>1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70-01-01T00:31:10Z</text:p>
              </table:table-cell>
              <table:table-cell office:value-type="float" office:value="8">
                <text:p>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970-01-01T00:32:10Z</text:p>
              </table:table-cell>
              <table:table-cell office:value-type="float" office:value="7">
                <text:p>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70-01-01T00:33:10Z</text:p>
              </table:table-cell>
              <table:table-cell office:value-type="float" office:value="11">
                <text:p>1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970-01-01T00:34:10Z</text:p>
              </table:table-cell>
              <table:table-cell office:value-type="float" office:value="10">
                <text:p>1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970-01-01T00:35:10Z</text:p>
              </table:table-cell>
              <table:table-cell office:value-type="float" office:value="10">
                <text:p>1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970-01-01T00:36:10Z</text:p>
              </table:table-cell>
              <table:table-cell office:value-type="float" office:value="7">
                <text:p>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970-01-01T00:37:10Z</text:p>
              </table:table-cell>
              <table:table-cell office:value-type="float" office:value="5">
                <text:p>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70-01-01T00:38:10Z</text:p>
              </table:table-cell>
              <table:table-cell office:value-type="float" office:value="7">
                <text:p>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70-01-01T00:39:10Z</text:p>
              </table:table-cell>
              <table:table-cell office:value-type="float" office:value="9">
                <text:p>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70-01-01T00:40:10Z</text:p>
              </table:table-cell>
              <table:table-cell office:value-type="float" office:value="4">
                <text:p>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70-01-01T00:41:10Z</text:p>
              </table:table-cell>
              <table:table-cell office:value-type="float" office:value="8">
                <text:p>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70-01-01T00:42:10Z</text:p>
              </table:table-cell>
              <table:table-cell office:value-type="float" office:value="7">
                <text:p>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70-01-01T00:43:10Z</text:p>
              </table:table-cell>
              <table:table-cell office:value-type="float" office:value="11">
                <text:p>1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70-01-01T00:44:10Z</text:p>
              </table:table-cell>
              <table:table-cell office:value-type="float" office:value="9">
                <text:p>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70-01-01T00:45:10Z</text:p>
              </table:table-cell>
              <table:table-cell office:value-type="float" office:value="7">
                <text:p>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70-01-01T00:46:10Z</text:p>
              </table:table-cell>
              <table:table-cell office:value-type="float" office:value="10">
                <text:p>1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70-01-01T00:47:10Z</text:p>
              </table:table-cell>
              <table:table-cell office:value-type="float" office:value="11">
                <text:p>1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70-01-01T00:48:10Z</text:p>
              </table:table-cell>
              <table:table-cell office:value-type="float" office:value="13">
                <text:p>1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970-01-01T00:49:10Z</text:p>
              </table:table-cell>
              <table:table-cell office:value-type="float" office:value="13">
                <text:p>1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70-01-01T00:50:10Z</text:p>
              </table:table-cell>
              <table:table-cell office:value-type="float" office:value="9">
                <text:p>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970-01-01T00:51:10Z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0-01-01T00:52:10Z</text:p>
              </table:table-cell>
              <table:table-cell office:value-type="float" office:value="8">
                <text:p>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970-01-01T00:53:10Z</text:p>
              </table:table-cell>
              <table:table-cell office:value-type="float" office:value="10">
                <text:p>1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970-01-01T00:54:10Z</text:p>
              </table:table-cell>
              <table:table-cell office:value-type="float" office:value="14">
                <text:p>1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70-01-01T00:55:10Z</text:p>
              </table:table-cell>
              <table:table-cell office:value-type="float" office:value="10">
                <text:p>1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970-01-01T00:56:10Z</text:p>
              </table:table-cell>
              <table:table-cell office:value-type="float" office:value="10">
                <text:p>1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970-01-01T00:57:10Z</text:p>
              </table:table-cell>
              <table:table-cell office:value-type="float" office:value="10">
                <text:p>1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70-01-01T00:58:10Z</text:p>
              </table:table-cell>
              <table:table-cell office:value-type="float" office:value="7">
                <text:p>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70-01-01T00:59:10Z</text:p>
              </table:table-cell>
              <table:table-cell office:value-type="float" office:value="9">
                <text:p>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970-01-01T01:00:10Z</text:p>
              </table:table-cell>
              <table:table-cell office:value-type="float" office:value="13">
                <text:p>1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970-01-01T01:01:10Z</text:p>
              </table:table-cell>
              <table:table-cell office:value-type="float" office:value="13">
                <text:p>1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970-01-01T01:02:10Z</text:p>
              </table:table-cell>
              <table:table-cell office:value-type="float" office:value="16">
                <text:p>1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970-01-01T01:03:10Z</text:p>
              </table:table-cell>
              <table:table-cell office:value-type="float" office:value="6">
                <text:p>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70-01-01T01:04:10Z</text:p>
              </table:table-cell>
              <table:table-cell office:value-type="float" office:value="9">
                <text:p>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970-01-01T01:05:10Z</text:p>
              </table:table-cell>
              <table:table-cell office:value-type="float" office:value="12">
                <text:p>1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70-01-01T01:06:10Z</text:p>
              </table:table-cell>
              <table:table-cell office:value-type="float" office:value="8">
                <text:p>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70-01-01T01:07:10Z</text:p>
              </table:table-cell>
              <table:table-cell office:value-type="float" office:value="10">
                <text:p>1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970-01-01T01:08:10Z</text:p>
              </table:table-cell>
              <table:table-cell office:value-type="float" office:value="8">
                <text:p>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970-01-01T01:09:10Z</text:p>
              </table:table-cell>
              <table:table-cell office:value-type="float" office:value="9">
                <text:p>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70-01-01T01:10:10Z</text:p>
              </table:table-cell>
              <table:table-cell office:value-type="float" office:value="10">
                <text:p>1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70-01-01T01:11:10Z</text:p>
              </table:table-cell>
              <table:table-cell office:value-type="float" office:value="6">
                <text:p>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70-01-01T01:12:10Z</text:p>
              </table:table-cell>
              <table:table-cell office:value-type="float" office:value="6">
                <text:p>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70-01-01T01:13:10Z</text:p>
              </table:table-cell>
              <table:table-cell office:value-type="float" office:value="7">
                <text:p>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70-01-01T01:14:10Z</text:p>
              </table:table-cell>
              <table:table-cell office:value-type="float" office:value="4">
                <text:p>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70-01-01T01:15:10Z</text:p>
              </table:table-cell>
              <table:table-cell office:value-type="float" office:value="6">
                <text:p>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70-01-01T01:16:10Z</text:p>
              </table:table-cell>
              <table:table-cell office:value-type="float" office:value="8">
                <text:p>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70-01-01T01:17:10Z</text:p>
              </table:table-cell>
              <table:table-cell office:value-type="float" office:value="7">
                <text:p>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70-01-01T01:18:10Z</text:p>
              </table:table-cell>
              <table:table-cell office:value-type="float" office:value="7">
                <text:p>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70-01-01T01:19:10Z</text:p>
              </table:table-cell>
              <table:table-cell office:value-type="float" office:value="5">
                <text:p>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70-01-01T01:20:10Z</text:p>
              </table:table-cell>
              <table:table-cell office:value-type="float" office:value="5">
                <text:p>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70-01-01T01:21:10Z</text:p>
              </table:table-cell>
              <table:table-cell office:value-type="float" office:value="9">
                <text:p>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70-01-01T01:22:10Z</text:p>
              </table:table-cell>
              <table:table-cell office:value-type="float" office:value="12">
                <text:p>1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70-01-01T01:23:10Z</text:p>
              </table:table-cell>
              <table:table-cell office:value-type="float" office:value="8">
                <text:p>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70-01-01T01:24:10Z</text:p>
              </table:table-cell>
              <table:table-cell office:value-type="float" office:value="3">
                <text:p>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70-01-01T01:25:10Z</text:p>
              </table:table-cell>
              <table:table-cell office:value-type="float" office:value="6">
                <text:p>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70-01-01T01:26:10Z</text:p>
              </table:table-cell>
              <table:table-cell office:value-type="float" office:value="6">
                <text:p>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70-01-01T01:27:10Z</text:p>
              </table:table-cell>
              <table:table-cell office:value-type="float" office:value="5">
                <text:p>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70-01-01T01:28:10Z</text:p>
              </table:table-cell>
              <table:table-cell office:value-type="float" office:value="8">
                <text:p>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70-01-01T01:29:10Z</text:p>
              </table:table-cell>
              <table:table-cell office:value-type="float" office:value="8">
                <text:p>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70-01-01T01:30:10Z</text:p>
              </table:table-cell>
              <table:table-cell office:value-type="float" office:value="5">
                <text:p>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70-01-01T01:31:10Z</text:p>
              </table:table-cell>
              <table:table-cell office:value-type="float" office:value="4">
                <text:p>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70-01-01T01:32:10Z</text:p>
              </table:table-cell>
              <table:table-cell office:value-type="float" office:value="8">
                <text:p>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70-01-01T01:33:10Z</text:p>
              </table:table-cell>
              <table:table-cell office:value-type="float" office:value="14">
                <text:p>1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70-01-01T01:34:10Z</text:p>
              </table:table-cell>
              <table:table-cell office:value-type="float" office:value="8">
                <text:p>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70-01-01T01:35:10Z</text:p>
              </table:table-cell>
              <table:table-cell office:value-type="float" office:value="7">
                <text:p>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70-01-01T01:36:10Z</text:p>
              </table:table-cell>
              <table:table-cell office:value-type="float" office:value="8">
                <text:p>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70-01-01T01:37:10Z</text:p>
              </table:table-cell>
              <table:table-cell office:value-type="float" office:value="6">
                <text:p>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70-01-01T01:38:10Z</text:p>
              </table:table-cell>
              <table:table-cell office:value-type="float" office:value="7">
                <text:p>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70-01-01T01:39:10Z</text:p>
              </table:table-cell>
              <table:table-cell office:value-type="float" office:value="5">
                <text:p>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70-01-01T01:40:10Z</text:p>
              </table:table-cell>
              <table:table-cell office:value-type="float" office:value="2">
                <text:p>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70-01-01T01:41:10Z</text:p>
              </table:table-cell>
              <table:table-cell office:value-type="float" office:value="2">
                <text:p>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70-01-01T01:42:10Z</text:p>
              </table:table-cell>
              <table:table-cell office:value-type="float" office:value="6">
                <text:p>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70-01-01T01:43:10Z</text:p>
              </table:table-cell>
              <table:table-cell office:value-type="float" office:value="5">
                <text:p>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70-01-01T01:44:10Z</text:p>
              </table:table-cell>
              <table:table-cell office:value-type="float" office:value="5">
                <text:p>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70-01-01T01:45:10Z</text:p>
              </table:table-cell>
              <table:table-cell office:value-type="float" office:value="5">
                <text:p>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970-01-01T01:46:10Z</text:p>
              </table:table-cell>
              <table:table-cell office:value-type="float" office:value="13">
                <text:p>1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70-01-01T01:47:10Z</text:p>
              </table:table-cell>
              <table:table-cell office:value-type="float" office:value="4">
                <text:p>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70-01-01T01:48:10Z</text:p>
              </table:table-cell>
              <table:table-cell office:value-type="float" office:value="6">
                <text:p>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70-01-01T01:49:10Z</text:p>
              </table:table-cell>
              <table:table-cell office:value-type="float" office:value="5">
                <text:p>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70-01-01T01:50:10Z</text:p>
              </table:table-cell>
              <table:table-cell office:value-type="float" office:value="4">
                <text:p>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70-01-01T01:51:10Z</text:p>
              </table:table-cell>
              <table:table-cell office:value-type="float" office:value="5">
                <text:p>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70-01-01T01:52:10Z</text:p>
              </table:table-cell>
              <table:table-cell office:value-type="float" office:value="6">
                <text:p>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70-01-01T01:53:10Z</text:p>
              </table:table-cell>
              <table:table-cell office:value-type="float" office:value="7">
                <text:p>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70-01-01T01:54:10Z</text:p>
              </table:table-cell>
              <table:table-cell office:value-type="float" office:value="6">
                <text:p>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70-01-01T01:55:10Z</text:p>
              </table:table-cell>
              <table:table-cell office:value-type="float" office:value="6">
                <text:p>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70-01-01T01:56:10Z</text:p>
              </table:table-cell>
              <table:table-cell office:value-type="float" office:value="3">
                <text:p>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70-01-01T01:57:10Z</text:p>
              </table:table-cell>
              <table:table-cell office:value-type="float" office:value="7">
                <text:p>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70-01-01T01:58:10Z</text:p>
              </table:table-cell>
              <table:table-cell office:value-type="float" office:value="6">
                <text:p>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70-01-01T01:59:10Z</text:p>
              </table:table-cell>
              <table:table-cell office:value-type="float" office:value="3">
                <text:p>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70-01-01T02:00:10Z</text:p>
              </table:table-cell>
              <table:table-cell office:value-type="float" office:value="10">
                <text:p>1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70-01-01T02:01:10Z</text:p>
              </table:table-cell>
              <table:table-cell office:value-type="float" office:value="11">
                <text:p>1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970-01-01T02:02:10Z</text:p>
              </table:table-cell>
              <table:table-cell office:value-type="float" office:value="4">
                <text:p>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70-01-01T02:03:10Z</text:p>
              </table:table-cell>
              <table:table-cell office:value-type="float" office:value="6">
                <text:p>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970-01-01T02:04:10Z</text:p>
              </table:table-cell>
              <table:table-cell office:value-type="float" office:value="10">
                <text:p>1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70-01-01T02:05:10Z</text:p>
              </table:table-cell>
              <table:table-cell office:value-type="float" office:value="9">
                <text:p>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970-01-01T02:06:10Z</text:p>
              </table:table-cell>
              <table:table-cell office:value-type="float" office:value="8">
                <text:p>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970-01-01T02:07:10Z</text:p>
              </table:table-cell>
              <table:table-cell office:value-type="float" office:value="8">
                <text:p>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970-01-01T02:08:10Z</text:p>
              </table:table-cell>
              <table:table-cell office:value-type="float" office:value="3">
                <text:p>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70-01-01T02:09:10Z</text:p>
              </table:table-cell>
              <table:table-cell office:value-type="float" office:value="4">
                <text:p>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70-01-01T02:10:10Z</text:p>
              </table:table-cell>
              <table:table-cell office:value-type="float" office:value="3">
                <text:p>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70-01-01T02:11:10Z</text:p>
              </table:table-cell>
              <table:table-cell office:value-type="float" office:value="7">
                <text:p>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70-01-01T02:12:10Z</text:p>
              </table:table-cell>
              <table:table-cell office:value-type="float" office:value="6">
                <text:p>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70-01-01T02:13:10Z</text:p>
              </table:table-cell>
              <table:table-cell office:value-type="float" office:value="6">
                <text:p>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70-01-01T02:14:10Z</text:p>
              </table:table-cell>
              <table:table-cell office:value-type="float" office:value="7">
                <text:p>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70-01-01T02:15:10Z</text:p>
              </table:table-cell>
              <table:table-cell office:value-type="float" office:value="5">
                <text:p>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970-01-01T02:16:10Z</text:p>
              </table:table-cell>
              <table:table-cell office:value-type="float" office:value="5">
                <text:p>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70-01-01T02:17:10Z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70-01-01T02:18:10Z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70-01-01T02:19:10Z</text:p>
              </table:table-cell>
              <table:table-cell office:value-type="float" office:value="5">
                <text:p>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70-01-01T02:20:10Z</text:p>
              </table:table-cell>
              <table:table-cell office:value-type="float" office:value="9">
                <text:p>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70-01-01T02:21:10Z</text:p>
              </table:table-cell>
              <table:table-cell office:value-type="float" office:value="3">
                <text:p>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70-01-01T02:22:10Z</text:p>
              </table:table-cell>
              <table:table-cell office:value-type="float" office:value="5">
                <text:p>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70-01-01T02:23:10Z</text:p>
              </table:table-cell>
              <table:table-cell office:value-type="float" office:value="2">
                <text:p>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70-01-01T02:24:10Z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70-01-01T02:25:10Z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70-01-01T02:26:10Z</text:p>
              </table:table-cell>
              <table:table-cell office:value-type="float" office:value="7">
                <text:p>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70-01-01T02:27:10Z</text:p>
              </table:table-cell>
              <table:table-cell office:value-type="float" office:value="4">
                <text:p>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70-01-01T02:28:10Z</text:p>
              </table:table-cell>
              <table:table-cell office:value-type="float" office:value="4">
                <text:p>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70-01-01T02:29:10Z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70-01-01T02:30:10Z</text:p>
              </table:table-cell>
              <table:table-cell office:value-type="float" office:value="6">
                <text:p>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70-01-01T02:31:10Z</text:p>
              </table:table-cell>
              <table:table-cell office:value-type="float" office:value="2">
                <text:p>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70-01-01T02:33:10Z</text:p>
              </table:table-cell>
              <table:table-cell office:value-type="float" office:value="3">
                <text:p>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70-01-01T02:34:10Z</text:p>
              </table:table-cell>
              <table:table-cell office:value-type="float" office:value="4">
                <text:p>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70-01-01T02:35:10Z</text:p>
              </table:table-cell>
              <table:table-cell office:value-type="float" office:value="7">
                <text:p>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70-01-01T02:36:10Z</text:p>
              </table:table-cell>
              <table:table-cell office:value-type="float" office:value="10">
                <text:p>1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70-01-01T02:37:10Z</text:p>
              </table:table-cell>
              <table:table-cell office:value-type="float" office:value="7">
                <text:p>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70-01-01T02:38:10Z</text:p>
              </table:table-cell>
              <table:table-cell office:value-type="float" office:value="8">
                <text:p>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70-01-01T02:39:10Z</text:p>
              </table:table-cell>
              <table:table-cell office:value-type="float" office:value="5">
                <text:p>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70-01-01T02:40:10Z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70-01-01T02:41:10Z</text:p>
              </table:table-cell>
              <table:table-cell office:value-type="float" office:value="6">
                <text:p>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70-01-01T02:42:10Z</text:p>
              </table:table-cell>
              <table:table-cell office:value-type="float" office:value="7">
                <text:p>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70-01-01T02:43:10Z</text:p>
              </table:table-cell>
              <table:table-cell office:value-type="float" office:value="1">
                <text:p>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70-01-01T02:44:10Z</text:p>
              </table:table-cell>
              <table:table-cell office:value-type="float" office:value="2">
                <text:p>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70-01-01T02:45:10Z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70-01-01T02:46:10Z</text:p>
              </table:table-cell>
              <table:table-cell office:value-type="float" office:value="4">
                <text:p>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970-01-01T02:47:10Z</text:p>
              </table:table-cell>
              <table:table-cell office:value-type="float" office:value="5">
                <text:p>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70-01-01T02:48:10Z</text:p>
              </table:table-cell>
              <table:table-cell office:value-type="float" office:value="5">
                <text:p>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70-01-01T02:49:10Z</text:p>
              </table:table-cell>
              <table:table-cell office:value-type="float" office:value="6">
                <text:p>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70-01-01T02:50:10Z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70-01-01T02:51:10Z</text:p>
              </table:table-cell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70-01-01T02:52:10Z</text:p>
              </table:table-cell>
              <table:table-cell office:value-type="float" office:value="5">
                <text:p>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